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0800000008EF100ADC3915BA5F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10d0c" draw:marker-end="Arrow" draw:marker-end-width="0.3cm" draw:fill="hatch" draw:textarea-vertical-align="middle"/>
    </style:style>
    <style:style style:name="gr2" style:family="graphic" style:parent-style-name="standard">
      <style:graphic-properties draw:stroke="none" svg:stroke-color="#ffffff" draw:fill-color="#3465a4" draw:opacity="20%" draw:textarea-horizontal-align="left" draw:textarea-vertical-align="top"/>
    </style:style>
    <style:style style:name="gr3" style:family="graphic" style:parent-style-name="objectwithoutfill">
      <style:graphic-properties svg:stroke-color="#3465a4" draw:fill="hatch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fill="bitmap" draw:fill-color="#ffffff" draw:fill-image-name="Bitmap_20_3" style:repeat="repeat" draw:textarea-horizontal-align="justify" draw:textarea-vertical-align="middle" draw:auto-grow-height="false" fo:min-height="0.648cm" fo:min-width="2.938cm"/>
    </style:style>
    <style:style style:name="gr6" style:family="graphic" style:parent-style-name="objectwithoutfill">
      <style:graphic-properties draw:marker-start="Arrow" draw:marker-start-width="0.3cm" draw:marker-end="Arrow" draw:marker-end-width="0.3cm" svg:stroke-opacity="20%" draw:fill="solid" draw:textarea-vertical-align="middle"/>
    </style:style>
    <style:style style:name="gr7" style:family="graphic" style:parent-style-name="objectwithoutfill">
      <style:graphic-properties draw:marker-end="Arrow" draw:marker-end-width="0.3cm" svg:stroke-opacity="20%" draw:fill="solid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62cm" fo:min-width="0.771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10" style:family="graphic" style:parent-style-name="objectwithoutfill">
      <style:graphic-properties draw:marker-start="Arrow" draw:marker-start-width="0.3cm" draw:marker-end="Arrow" draw:marker-end-width="0.3cm" svg:stroke-opacity="20%" draw:fill="hatch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12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top" draw:auto-grow-height="false" fo:min-height="0.071cm" fo:min-width="0cm" fo:padding-top="0.66cm" fo:padding-bottom="-0.152cm" fo:padding-left="0.225cm" fo:padding-right="0.225cm"/>
    </style:style>
    <style:style style:name="gr13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middle" draw:auto-grow-height="false" fo:min-height="0.067cm" fo:min-width="0cm" fo:padding-top="0.1cm" fo:padding-bottom="0.1cm" fo:padding-left="0.225cm" fo:padding-right="0.225cm"/>
    </style:style>
    <style:style style:name="gr14" style:family="graphic" style:parent-style-name="standard">
      <style:graphic-properties svg:stroke-width="0cm" svg:stroke-color="#355269" draw:marker-start-width="0.203cm" draw:marker-end-width="0.203cm" draw:textarea-horizontal-align="justify" draw:textarea-vertical-align="middle" draw:auto-grow-height="false" fo:min-height="0cm" fo:min-width="0cm" fo:padding-top="0.1cm" fo:padding-bottom="0.1cm" fo:padding-left="0.225cm" fo:padding-right="0.2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9cm"/>
    </style:style>
    <style:style style:name="gr16" style:family="graphic" style:parent-style-name="standard">
      <style:graphic-properties svg:stroke-color="#f10d0c" draw:textarea-horizontal-align="justify" draw:textarea-vertical-align="middle" draw:auto-grow-height="false" fo:min-height="1.021cm" fo:min-width="0.842cm"/>
    </style:style>
    <style:style style:name="gr17" style:family="graphic" style:parent-style-name="standard">
      <style:graphic-properties svg:stroke-color="#f10d0c" draw:textarea-horizontal-align="justify" draw:textarea-vertical-align="middle" draw:auto-grow-height="false" fo:min-height="1.02cm" fo:min-width="2.04cm"/>
    </style:style>
    <style:style style:name="gr18" style:family="graphic" style:parent-style-name="standard">
      <style:graphic-properties svg:stroke-color="#c9211e" draw:textarea-horizontal-align="justify" draw:textarea-vertical-align="middle" draw:auto-grow-height="false" fo:min-height="1.02cm" fo:min-width="3.31cm"/>
    </style:style>
    <style:style style:name="P1" style:family="paragraph">
      <loext:graphic-properties draw:fill="hatch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 draw:opacity="20%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Liberation Mono4" fo:font-size="13pt" style:font-size-asian="13pt" style:font-size-complex="13pt"/>
    </style:style>
    <style:style style:name="P5" style:family="paragraph">
      <loext:graphic-properties draw:fill="bitmap" draw:fill-color="#ffffff" draw:fill-image-name="Bitmap_20_3" style:repeat="repeat"/>
      <style:paragraph-properties fo:text-align="center"/>
      <style:text-properties style:text-outline="true" fo:font-size="13pt" fo:text-shadow="none" fo:background-color="#ffffff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3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paragraph-properties fo:margin-left="0.406cm" fo:margin-right="0cm" fo:text-align="center" fo:text-indent="0cm"/>
    </style:style>
    <style:style style:name="P14" style:family="paragraph">
      <style:paragraph-properties fo:margin-left="0.406cm" fo:margin-right="0cm" fo:text-align="center" fo:text-indent="0cm"/>
      <style:text-properties fo:color="#c9211e" fo:font-size="11pt" fo:text-shadow="none" fo:background-color="#ffffff" style:font-size-asian="12pt" style:font-size-complex="12pt"/>
    </style:style>
    <style:style style:name="P15" style:family="paragraph">
      <style:paragraph-properties fo:text-align="center"/>
      <style:text-properties fo:color="#c9211e" fo:font-size="16pt" style:font-size-asian="16pt" style:font-size-complex="16pt"/>
    </style:style>
    <style:style style:name="P16" style:family="paragraph">
      <style:paragraph-properties fo:text-align="center"/>
      <style:text-properties fo:color="#c9211e"/>
    </style:style>
    <style:style style:name="P17" style:family="paragraph">
      <style:paragraph-properties fo:text-align="center"/>
      <style:text-properties fo:color="#c9211e" fo:font-size="14pt" style:font-size-asian="14pt" style:font-size-complex="14pt"/>
    </style:style>
    <style:style style:name="T1" style:family="text">
      <style:text-properties fo:font-size="13pt"/>
    </style:style>
    <style:style style:name="T2" style:family="text">
      <style:text-properties style:font-name="Liberation Mono4" fo:font-size="13pt" style:font-size-asian="13pt" style:font-size-complex="13pt"/>
    </style:style>
    <style:style style:name="T3" style:family="text">
      <style:text-properties fo:font-size="13pt" fo:text-shadow="none" fo:background-color="#ffffff" style:font-size-asian="18pt" style:font-size-complex="18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4pt"/>
    </style:style>
    <style:style style:name="T7" style:family="text">
      <style:text-properties fo:font-size="10pt"/>
    </style:style>
    <style:style style:name="T8" style:family="text">
      <style:text-properties fo:color="#c9211e" fo:font-size="11pt" fo:text-shadow="none" fo:background-color="#ffffff" style:font-size-asian="12pt" style:font-size-complex="12pt"/>
    </style:style>
    <style:style style:name="T9" style:family="text">
      <style:text-properties fo:color="#c9211e" fo:font-size="16pt" style:font-size-asian="16pt" style:font-size-complex="16pt"/>
    </style:style>
    <style:style style:name="T10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4.211cm" svg:y1="4.81cm" svg:x2="10.017cm" svg:y2="2.905cm" draw:start-shape="id1" draw:start-glue-point="0" draw:end-shape="id2" draw:end-glue-point="3" svg:d="M4211 4810c0-1270 1935-1905 5806-1905" svg:viewBox="0 0 5807 1906">
          <text:p/>
        </draw:connector>
        <draw:connector draw:style-name="gr1" draw:text-style-name="P1" draw:layer="layout" draw:type="curve" svg:x1="13.863cm" svg:y1="4.81cm" svg:x2="12.557cm" svg:y2="2.905cm" draw:start-shape="id3" draw:start-glue-point="0" draw:end-shape="id2" draw:end-glue-point="1" svg:d="M13863 4810c0-1270-435-1905-1306-1905" svg:viewBox="0 0 1307 1906">
          <text:p/>
        </draw:connector>
        <draw:connector draw:style-name="gr1" draw:text-style-name="P1" draw:layer="layout" draw:type="curve" svg:x1="5.481cm" svg:y1="7.35cm" svg:x2="10.017cm" svg:y2="2.905cm" draw:start-shape="id4" draw:start-glue-point="0" draw:end-shape="id2" draw:end-glue-point="3" svg:d="M5481 7350c0-2964 1512-4445 4536-4445" svg:viewBox="0 0 4537 4446">
          <text:p/>
        </draw:connector>
        <draw:connector draw:style-name="gr1" draw:text-style-name="P1" draw:layer="layout" draw:type="curve" svg:x1="11.323cm" svg:y1="7.35cm" svg:x2="11.287cm" svg:y2="3.54cm" draw:start-shape="id5" draw:start-glue-point="0" draw:end-shape="id2" draw:end-glue-point="2" svg:d="M11323 7350c0-2857-36-953-36-3810" svg:viewBox="0 0 37 3811">
          <text:p/>
        </draw:connector>
        <draw:connector draw:style-name="gr1" draw:text-style-name="P1" draw:layer="layout" draw:type="curve" svg:x1="17.8cm" svg:y1="7.35cm" svg:x2="12.557cm" svg:y2="2.905cm" draw:start-shape="id6" draw:start-glue-point="0" draw:end-shape="id2" draw:end-glue-point="1" svg:d="M17800 7350c0-2964-1747-4445-5243-4445" svg:viewBox="0 0 5244 4446">
          <text:p/>
        </draw:connector>
        <draw:g>
          <draw:polygon draw:style-name="gr2" draw:text-style-name="P3" draw:layer="layout" svg:width="3.047cm" svg:height="10.159cm" svg:x="1cm" svg:y="2.27cm" svg:viewBox="0 0 3048 10160" draw:points="0,10160 1597,10160 3048,0 0,0">
            <text:p text:style-name="P2"><text:span text:style-name="T1">Internet</text:span></text:p>
          </draw:polygon>
          <draw:line draw:style-name="gr3" draw:text-style-name="P1" draw:layer="layout" svg:x1="2.597cm" svg:y1="12.43cm" svg:x2="4.048cm" svg:y2="2.27cm">
            <text:p/>
          </draw:line>
        </draw:g>
        <draw:custom-shape draw:style-name="gr4" draw:text-style-name="P4" xml:id="id1" draw:id="id1" draw:layer="layout" svg:width="2.54cm" svg:height="1.27cm" svg:x="2.941cm" svg:y="4.81cm">
          <text:p text:style-name="P2"><text:span text:style-name="T2">AIP</text:span></text:p>
          <text:p text:style-name="P2"><text:span text:style-name="T2">gatewa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3.81cm" svg:height="1.27cm" svg:x="6.751cm" svg:y="4.81cm">
          <text:p text:style-name="P2"><text:span text:style-name="T3">Actions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4.211cm" svg:y1="6.08cm" svg:x2="5.481cm" svg:y2="7.35cm" draw:start-shape="id1" draw:start-glue-point="2" draw:end-shape="id4" draw:end-glue-point="0" svg:d="M4211 6080c0 952 1270 318 1270 1270" svg:viewBox="0 0 1271 1271">
          <text:p/>
        </draw:connector>
        <draw:connector draw:style-name="gr7" draw:text-style-name="P6" draw:layer="layout" draw:type="curve" svg:x1="5.481cm" svg:y1="5.445cm" svg:x2="6.751cm" svg:y2="5.445cm" draw:start-shape="id1" draw:start-glue-point="1" draw:end-shape="id7" draw:end-glue-point="3" svg:d="M5481 5445h1270" svg:viewBox="0 0 1271 1">
          <text:p/>
        </draw:connector>
        <draw:custom-shape draw:style-name="gr4" draw:text-style-name="P7" xml:id="id5" draw:id="id5" draw:layer="layout" svg:width="2.54cm" svg:height="1.27cm" svg:x="10.053cm" svg:y="7.35cm">
          <text:p text:style-name="P2"><text:span text:style-name="T4">Likes</text:span></text:p>
          <text:p text:style-name="P2"><text:span text:style-name="T4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1.27cm" svg:height="1.778cm" svg:x="13.863cm" svg:y="7.096cm">
          <text:p text:style-name="P2"><text:span text:style-name="T5">Likes</text:span></text:p>
          <text:p text:style-name="P2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xml:id="id3" draw:id="id3" draw:layer="layout" svg:width="2.54cm" svg:height="1.27cm" svg:x="12.593cm" svg:y="4.81cm">
          <text:p text:style-name="P2"><text:span text:style-name="T6">Actions</text:span></text:p>
          <text:p text:style-name="P2"><text:span text:style-name="T6">tak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561cm" svg:y1="5.445cm" svg:x2="12.593cm" svg:y2="5.445cm" draw:start-shape="id7" draw:start-glue-point="1" draw:end-shape="id3" draw:end-glue-point="3" svg:d="M10561 5445h2032" svg:viewBox="0 0 2033 1">
          <text:p/>
        </draw:connector>
        <draw:connector draw:style-name="gr10" draw:text-style-name="P1" draw:layer="layout" draw:type="curve" svg:x1="13.863cm" svg:y1="6.08cm" svg:x2="11.323cm" svg:y2="7.35cm" draw:start-shape="id3" draw:start-glue-point="2" draw:end-shape="id5" draw:end-glue-point="0" svg:d="M13863 6080c0 952-2540 318-2540 1270" svg:viewBox="0 0 2541 1271">
          <text:p/>
        </draw:connector>
        <draw:g xml:id="id6" draw:id="id6">
          <draw:custom-shape draw:style-name="gr11" draw:text-style-name="P2" draw:layer="layout" svg:width="2.54cm" svg:height="1.27cm" svg:x="16.657cm" svg:y="7.6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54cm" svg:height="1.27cm" svg:x="16.53cm" svg:y="7.47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2.54cm" svg:height="1.27cm" svg:x="16.403cm" svg:y="7.35cm">
            <text:p text:style-name="P2"><text:span text:style-name="T1">Other</text:span></text:p>
            <text:p text:style-name="P2"><text:span text:style-name="T1">service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" draw:layer="layout" draw:type="curve" svg:x1="15.133cm" svg:y1="5.445cm" svg:x2="17.8cm" svg:y2="7.35cm" draw:start-shape="id3" draw:start-glue-point="1" draw:end-shape="id6" draw:end-glue-point="0" svg:d="M15133 5445c1778 0 2667 635 2667 1905" svg:viewBox="0 0 2668 1906">
          <text:p/>
        </draw:connector>
        <draw:custom-shape draw:style-name="gr12" draw:text-style-name="P11" draw:layer="layout" svg:width="0.381cm" svg:height="0.381cm" svg:x="1.635cm" svg:y="4.429cm">
          <text:p text:style-name="P2"><text:span text:style-name="T7">Us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g>
            <draw:custom-shape draw:style-name="gr13" draw:text-style-name="P2" draw:layer="layout" svg:width="0.381cm" svg:height="0.381cm" svg:x="1.683cm" svg:y="5.572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2736.1132966168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2" draw:layer="layout" svg:width="0.066cm" svg:height="0.152cm" svg:x="1.769cm" svg:y="5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" draw:layer="layout" svg:width="0.066cm" svg:height="0.152cm" svg:x="1.922cm" svg:y="5.6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" draw:layer="layout" svg:width="0.228cm" svg:height="0.077cm" svg:x="1.76cm" svg:y="5.839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15" draw:text-style-name="P12" draw:layer="layout" svg:width="1.349cm" svg:height="0.649cm" svg:x="1.175cm" svg:y="5.88cm">
            <draw:text-box>
              <text:p><text:span text:style-name="T7">Bots</text:span></text:p>
            </draw:text-box>
          </draw:frame>
        </draw:g>
        <draw:custom-shape draw:style-name="gr16" draw:text-style-name="P14" xml:id="id8" draw:id="id8" draw:layer="layout" svg:width="2.54cm" svg:height="1.27cm" svg:x="7.35cm" svg:y="9.89cm">
          <text:p text:style-name="P13"><text:span text:style-name="T8">Prometheu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" draw:text-style-name="P1" draw:layer="layout" draw:type="curve" svg:x1="4.211cm" svg:y1="6.08cm" svg:x2="7.35cm" svg:y2="10.525cm" draw:start-shape="id1" draw:start-glue-point="2" draw:end-shape="id8" draw:end-glue-point="5" svg:d="M4211 6080c0 2964 1046 4445 3139 4445" svg:viewBox="0 0 3140 4446">
          <text:p/>
        </draw:connector>
        <draw:connector draw:style-name="gr1" draw:text-style-name="P1" draw:layer="layout" draw:type="curve" svg:x1="8.656cm" svg:y1="6.08cm" svg:x2="8.62cm" svg:y2="9.89cm" draw:start-shape="id7" draw:start-glue-point="2" draw:end-shape="id8" draw:end-glue-point="4" svg:d="M8656 6080c0 2859-36 954-36 3810" svg:viewBox="0 0 37 3811">
          <text:p/>
        </draw:connector>
        <draw:connector draw:style-name="gr1" draw:text-style-name="P1" draw:layer="layout" draw:type="curve" svg:x1="5.481cm" svg:y1="8.62cm" svg:x2="7.35cm" svg:y2="10.525cm" draw:start-shape="id4" draw:start-glue-point="2" draw:end-shape="id8" draw:end-glue-point="5" svg:d="M5481 8620c0 1270 623 1905 1869 1905" svg:viewBox="0 0 1870 1906">
          <text:p/>
        </draw:connector>
        <draw:connector draw:style-name="gr1" draw:text-style-name="P1" draw:layer="layout" draw:type="curve" svg:x1="11.323cm" svg:y1="8.62cm" svg:x2="9.89cm" svg:y2="10.525cm" draw:start-shape="id5" draw:start-glue-point="2" draw:end-shape="id8" draw:end-glue-point="8" svg:d="M11323 8620c0 1270-477 1905-1433 1905" svg:viewBox="0 0 1434 1906">
          <text:p/>
        </draw:connector>
        <draw:connector draw:style-name="gr1" draw:text-style-name="P1" draw:layer="layout" draw:type="curve" svg:x1="13.863cm" svg:y1="6.08cm" svg:x2="9.89cm" svg:y2="10.525cm" draw:start-shape="id3" draw:start-glue-point="2" draw:end-shape="id8" draw:end-glue-point="8" svg:d="M13863 6080c0 2964-1324 4445-3973 4445" svg:viewBox="0 0 3974 4446">
          <text:p/>
        </draw:connector>
        <draw:connector draw:style-name="gr1" draw:text-style-name="P1" draw:layer="layout" draw:type="curve" svg:x1="17.8cm" svg:y1="8.874cm" svg:x2="9.89cm" svg:y2="10.525cm" draw:start-shape="id6" draw:start-glue-point="2" draw:end-shape="id8" draw:end-glue-point="8" svg:d="M17800 8874c0 1101-2636 1651-7910 1651" svg:viewBox="0 0 7911 1652">
          <text:p/>
        </draw:connector>
        <draw:custom-shape draw:style-name="gr4" draw:text-style-name="P8" xml:id="id4" draw:id="id4" draw:layer="layout" svg:width="2.54cm" svg:height="1.27cm" svg:x="4.211cm" svg:y="7.35cm">
          <text:p text:style-name="P2"><text:span text:style-name="T5">Auth.</text:span></text:p>
          <text:p text:style-name="P2"><text:span text:style-name="T5">servi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2.593cm" svg:y1="7.985cm" svg:x2="13.863cm" svg:y2="7.985cm" draw:start-shape="id5" draw:start-glue-point="1" draw:end-shape="id9" svg:d="M12593 7985h1270" svg:viewBox="0 0 1271 1">
          <text:p/>
        </draw:connector>
        <draw:connector draw:style-name="gr10" draw:text-style-name="P1" draw:layer="layout" draw:type="curve" svg:x1="6.751cm" svg:y1="7.985cm" svg:x2="10.053cm" svg:y2="7.985cm" draw:start-shape="id4" draw:start-glue-point="1" draw:end-shape="id5" draw:end-glue-point="3" svg:d="M6751 7985h3302" svg:viewBox="0 0 3303 1">
          <text:p/>
        </draw:connector>
        <draw:custom-shape draw:style-name="gr17" draw:text-style-name="P15" xml:id="id10" draw:id="id10" draw:layer="layout" svg:width="2.54cm" svg:height="1.27cm" svg:x="4.81cm" svg:y="11.16cm">
          <text:p text:style-name="P2"><text:span text:style-name="T9">Grafana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7.35cm" svg:y1="11.795cm" svg:x2="8.62cm" svg:y2="11.16cm" draw:start-shape="id10" draw:start-glue-point="1" draw:end-shape="id8" draw:end-glue-point="6" svg:d="M7350 11795c847 0 1270-211 1270-635" svg:viewBox="0 0 1271 636">
          <text:p/>
        </draw:connector>
        <draw:custom-shape draw:style-name="gr17" draw:text-style-name="P15" xml:id="id2" draw:id="id2" draw:layer="layout" svg:width="2.54cm" svg:height="1.27cm" svg:x="10.017cm" svg:y="2.27cm">
          <text:p text:style-name="P2"><text:span text:style-name="T9">Graylog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1" draw:id="id11" draw:layer="layout" svg:width="3.81cm" svg:height="1.27cm" svg:x="10.525cm" svg:y="11.16cm">
          <text:p text:style-name="P16"><text:span text:style-name="T10">A</text:span><text:span text:style-name="T10">l</text:span><text:span text:style-name="T10">e</text:span><text:span text:style-name="T10">r</text:span><text:span text:style-name="T10">t</text:span><text:span text:style-name="T10">m</text:span><text:span text:style-name="T10">a</text:span><text:span text:style-name="T10">n</text:span><text:span text:style-name="T10">a</text:span><text:span text:style-name="T10">g</text:span><text:span text:style-name="T10">e</text:span><text:span text:style-name="T10">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8.62cm" svg:y1="11.16cm" svg:x2="10.525cm" svg:y2="11.795cm" draw:start-shape="id8" draw:start-glue-point="6" draw:end-shape="id11" draw:end-glue-point="3" svg:d="M8620 11160c0 424 635 635 1905 635" svg:viewBox="0 0 1906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0800000008EF100ADC3915BA5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style:repeat="repeat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55269" style:text-outline="false" style:text-line-through-style="none" style:text-line-through-type="none" style:font-name="Liberation Mono3" fo:font-family="'Liberation Mono'" style:font-style-name="Bold" style:font-family-generic="modern" style:font-pitch="fixed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3465a4" draw:marker-start-width="0.279cm" draw:marker-end-width="0.279cm" draw:fill="hatch" draw:fill-gradient-name="Gradient_20_1" draw:fill-hatch-name="Black_20_0_20_Degrees" draw:fill-hatch-solid="false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0:29:27.433746945</meta:creation-date>
    <dc:date>2020-01-16T22:31:17.552266441</dc:date>
    <meta:editing-duration>PT19M11S</meta:editing-duration>
    <meta:editing-cycles>6</meta:editing-cycles>
    <meta:generator>LibreOffice/6.2.8.2$Linux_X86_64 LibreOffice_project/20$Build-2</meta:generator>
    <meta:document-statistic meta:object-count="45"/>
  </office:meta>
</office:document-meta>
</file>